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Ejercicio 23-05-23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Leandro Jorge Fernández Vega</text:p>
          </table:table-cell>
          <table:table-cell table:number-columns-repeated="34"/>
        </table:table-row>
        <table:table-row table:style-name="ro2" table:number-rows-repeated="4">
          <table:table-cell table:number-columns-repeated="35"/>
        </table:table-row>
        <table:table-row table:style-name="ro2">
          <table:table-cell/>
          <table:table-cell office:value-type="string" calcext:value-type="string">
            <text:p>Tabla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 calcext:value-type="string">
            <text:p>Ciclo</text:p>
          </table:table-cell>
          <table:table-cell office:value-type="string" calcext:value-type="string">
            <text:p>Crías</text:p>
          </table:table-cell>
          <table:table-cell office:value-type="string" calcext:value-type="string">
            <text:p>Jóvenes 1</text:p>
          </table:table-cell>
          <table:table-cell office:value-type="string" calcext:value-type="string">
            <text:p>Jóvenes 2</text:p>
          </table:table-cell>
          <table:table-cell office:value-type="string" calcext:value-type="string">
            <text:p>Adultos 1</text:p>
          </table:table-cell>
          <table:table-cell office:value-type="string" calcext:value-type="string">
            <text:p>Adultos 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uperviviencia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44" calcext:value-type="float">
            <text:p>0,4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Fertilidad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table:number-columns-repeated="3" office:value-type="float" office:value="2.3" calcext:value-type="float">
            <text:p>2,3</text:p>
          </table:table-cell>
          <table:table-cell table:number-columns-repeated="27"/>
        </table:table-row>
        <table:table-row table:style-name="ro2" table:number-rows-repeated="4">
          <table:table-cell table:number-columns-repeated="35"/>
        </table:table-row>
        <table:table-row table:style-name="ro2">
          <table:table-cell/>
          <table:table-cell office:value-type="string" calcext:value-type="string">
            <text:p>Matriz de Leslie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office:value-type="string" calcext:value-type="string">
            <text:p>Ciclo</text:p>
          </table:table-cell>
          <table:table-cell office:value-type="string" calcext:value-type="string">
            <text:p>Crías</text:p>
          </table:table-cell>
          <table:table-cell office:value-type="string" calcext:value-type="string">
            <text:p>Jóvenes 1</text:p>
          </table:table-cell>
          <table:table-cell office:value-type="string" calcext:value-type="string">
            <text:p>Jóvenes 2</text:p>
          </table:table-cell>
          <table:table-cell office:value-type="string" calcext:value-type="string">
            <text:p>Adultos 1</text:p>
          </table:table-cell>
          <table:table-cell office:value-type="string" calcext:value-type="string">
            <text:p>Adultos 2</text:p>
          </table:table-cell>
          <table:table-cell table:number-columns-repeated="27"/>
        </table:table-row>
        <table:table-row table:style-name="ro2">
          <table:table-cell table:number-columns-repeated="2"/>
          <table:table-cell table:number-matrix-columns-spanned="1" table:number-matrix-rows-spanned="5" table:formula="of:=TRANSPOSE([.D17:.H17])" office:value-type="string" office:string-value="Crías" calcext:value-type="string">
            <text:p>Crías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table:number-columns-repeated="3" office:value-type="float" office:value="2.3" calcext:value-type="float">
            <text:p>2,3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office:string-value="Jóvenes 1" calcext:value-type="string">
            <text:p>Jóvenes 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office:string-value="Jóvenes 2" calcext:value-type="string">
            <text:p>Jóvenes 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office:string-value="Adultos 1" calcext:value-type="string">
            <text:p>Adulto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office:string-value="Adultos 2" calcext:value-type="string">
            <text:p>Adultos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2" table:number-rows-repeated="11">
          <table:table-cell table:number-columns-repeated="35"/>
        </table:table-row>
        <table:table-row table:style-name="ro2">
          <table:table-cell/>
          <table:table-cell office:value-type="string" calcext:value-type="string">
            <text:p>Tiem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Crías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" table:formula="of:==MMULT([.$D$18:.$H$22];[.C35:.C39])" office:value-type="float" office:value="230" calcext:value-type="float">
            <text:p>230</text:p>
          </table:table-cell>
          <table:table-cell table:number-matrix-columns-spanned="1" table:number-matrix-rows-spanned="5" table:formula="of:==MMULT([.$D$18:.$H$22];[.D35:.D39])" office:value-type="float" office:value="101.2" calcext:value-type="float">
            <text:p>101,2</text:p>
          </table:table-cell>
          <table:table-cell table:number-matrix-columns-spanned="1" table:number-matrix-rows-spanned="5" table:formula="of:==MMULT([.$D$18:.$H$22];[.E35:.E39])" office:value-type="float" office:value="196.328" calcext:value-type="float">
            <text:p>196,328</text:p>
          </table:table-cell>
          <table:table-cell table:number-matrix-columns-spanned="1" table:number-matrix-rows-spanned="5" table:formula="of:==MMULT([.$D$18:.$H$22];[.F35:.F39])" office:value-type="float" office:value="159.896" calcext:value-type="float">
            <text:p>159,896</text:p>
          </table:table-cell>
          <table:table-cell table:number-matrix-columns-spanned="1" table:number-matrix-rows-spanned="5" table:formula="of:==MMULT([.$D$18:.$H$22];[.G35:.G39])" office:value-type="float" office:value="211.508" calcext:value-type="float">
            <text:p>211,508</text:p>
          </table:table-cell>
          <table:table-cell table:number-matrix-columns-spanned="1" table:number-matrix-rows-spanned="5" table:formula="of:==MMULT([.$D$18:.$H$22];[.H35:.H39])" office:value-type="float" office:value="221.0548032" calcext:value-type="float">
            <text:p>221,0548032</text:p>
          </table:table-cell>
          <table:table-cell table:number-matrix-columns-spanned="1" table:number-matrix-rows-spanned="5" table:formula="of:==MMULT([.$D$18:.$H$22];[.I35:.I39])" office:value-type="float" office:value="247.220524672" calcext:value-type="float">
            <text:p>247,220524672</text:p>
          </table:table-cell>
          <table:table-cell table:number-matrix-columns-spanned="1" table:number-matrix-rows-spanned="5" table:formula="of:==MMULT([.$D$18:.$H$22];[.J35:.J39])" office:value-type="float" office:value="275.38008886784" calcext:value-type="float">
            <text:p>275,38008886784</text:p>
          </table:table-cell>
          <table:table-cell table:number-matrix-columns-spanned="1" table:number-matrix-rows-spanned="5" table:formula="of:==MMULT([.$D$18:.$H$22];[.K35:.K39])" office:value-type="float" office:value="302.85157790976" calcext:value-type="float">
            <text:p>302,85157790976</text:p>
          </table:table-cell>
          <table:table-cell table:number-matrix-columns-spanned="1" table:number-matrix-rows-spanned="5" table:formula="of:==MMULT([.$D$18:.$H$22];[.L35:.L39])" office:value-type="float" office:value="337.773969821798" calcext:value-type="float">
            <text:p>337,773969821798</text:p>
          </table:table-cell>
          <table:table-cell table:number-matrix-columns-spanned="1" table:number-matrix-rows-spanned="5" table:formula="of:==MMULT([.$D$18:.$H$22];[.M35:.M39])" office:value-type="float" office:value="372.712749251848" calcext:value-type="float">
            <text:p>372,712749251848</text:p>
          </table:table-cell>
          <table:table-cell table:number-matrix-columns-spanned="1" table:number-matrix-rows-spanned="5" table:formula="of:==MMULT([.$D$18:.$H$22];[.N35:.N39])" office:value-type="float" office:value="413.948131728453" calcext:value-type="float">
            <text:p>413,948131728453</text:p>
          </table:table-cell>
          <table:table-cell table:number-matrix-columns-spanned="1" table:number-matrix-rows-spanned="5" table:formula="of:==MMULT([.$D$18:.$H$22];[.O35:.O39])" office:value-type="float" office:value="458.244157025656" calcext:value-type="float">
            <text:p>458,244157025656</text:p>
          </table:table-cell>
          <table:table-cell table:number-matrix-columns-spanned="1" table:number-matrix-rows-spanned="5" table:formula="of:==MMULT([.$D$18:.$H$22];[.P35:.P39])" office:value-type="float" office:value="507.975745258479" calcext:value-type="float">
            <text:p>507,975745258479</text:p>
          </table:table-cell>
          <table:table-cell table:number-matrix-columns-spanned="1" table:number-matrix-rows-spanned="5" table:formula="of:==MMULT([.$D$18:.$H$22];[.Q35:.Q39])" office:value-type="float" office:value="562.863063373032" calcext:value-type="float">
            <text:p>562,863063373032</text:p>
          </table:table-cell>
          <table:table-cell table:number-matrix-columns-spanned="1" table:number-matrix-rows-spanned="5" table:formula="of:==MMULT([.$D$18:.$H$22];[.R35:.R39])" office:value-type="float" office:value="623.699586078688" calcext:value-type="float">
            <text:p>623,699586078688</text:p>
          </table:table-cell>
          <table:table-cell table:number-matrix-columns-spanned="1" table:number-matrix-rows-spanned="5" table:formula="of:==MMULT([.$D$18:.$H$22];[.S35:.S39])" office:value-type="float" office:value="691.177803843891" calcext:value-type="float">
            <text:p>691,177803843891</text:p>
          </table:table-cell>
          <table:table-cell table:number-matrix-columns-spanned="1" table:number-matrix-rows-spanned="5" table:formula="of:==MMULT([.$D$18:.$H$22];[.T35:.T39])" office:value-type="float" office:value="765.877535455123" calcext:value-type="float">
            <text:p>765,877535455123</text:p>
          </table:table-cell>
          <table:table-cell table:number-matrix-columns-spanned="1" table:number-matrix-rows-spanned="5" table:formula="of:==MMULT([.$D$18:.$H$22];[.U35:.U39])" office:value-type="float" office:value="848.713302338489" calcext:value-type="float">
            <text:p>848,713302338489</text:p>
          </table:table-cell>
          <table:table-cell table:number-matrix-columns-spanned="1" table:number-matrix-rows-spanned="5" table:formula="of:==MMULT([.$D$18:.$H$22];[.V35:.V39])" office:value-type="float" office:value="940.467502087174" calcext:value-type="float">
            <text:p>940,467502087174</text:p>
          </table:table-cell>
          <table:table-cell table:number-matrix-columns-spanned="1" table:number-matrix-rows-spanned="5" table:formula="of:==MMULT([.$D$18:.$H$22];[.W35:.W39])" office:value-type="float" office:value="1042.16395439116" calcext:value-type="float">
            <text:p>1042,16395439116</text:p>
          </table:table-cell>
          <table:table-cell table:number-matrix-columns-spanned="1" table:number-matrix-rows-spanned="5" table:formula="of:==MMULT([.$D$18:.$H$22];[.X35:.X39])" office:value-type="float" office:value="1154.84678259837" calcext:value-type="float">
            <text:p>1154,84678259837</text:p>
          </table:table-cell>
          <table:table-cell table:number-matrix-columns-spanned="1" table:number-matrix-rows-spanned="5" table:formula="of:==MMULT([.$D$18:.$H$22];[.Y35:.Y39])" office:value-type="float" office:value="1279.71674947096" calcext:value-type="float">
            <text:p>1279,71674947096</text:p>
          </table:table-cell>
          <table:table-cell table:number-matrix-columns-spanned="1" table:number-matrix-rows-spanned="5" table:formula="of:==MMULT([.$D$18:.$H$22];[.Z35:.Z39])" office:value-type="float" office:value="1418.0884434149" calcext:value-type="float">
            <text:p>1418,0884434149</text:p>
          </table:table-cell>
          <table:table-cell table:number-matrix-columns-spanned="1" table:number-matrix-rows-spanned="5" table:formula="of:==MMULT([.$D$18:.$H$22];[.AA35:.AA39])" office:value-type="float" office:value="1571.42069949314" calcext:value-type="float">
            <text:p>1571,42069949314</text:p>
          </table:table-cell>
          <table:table-cell table:number-matrix-columns-spanned="1" table:number-matrix-rows-spanned="5" table:formula="of:==MMULT([.$D$18:.$H$22];[.AB35:.AB39])" office:value-type="float" office:value="1741.33342172943" calcext:value-type="float">
            <text:p>1741,33342172943</text:p>
          </table:table-cell>
          <table:table-cell table:number-matrix-columns-spanned="1" table:number-matrix-rows-spanned="5" table:formula="of:==MMULT([.$D$18:.$H$22];[.AC35:.AC39])" office:value-type="float" office:value="1929.61728410415" calcext:value-type="float">
            <text:p>1929,61728410415</text:p>
          </table:table-cell>
          <table:table-cell table:number-matrix-columns-spanned="1" table:number-matrix-rows-spanned="5" table:formula="of:==MMULT([.$D$18:.$H$22];[.AD35:.AD39])" office:value-type="float" office:value="2138.26020658974" calcext:value-type="float">
            <text:p>2138,26020658974</text:p>
          </table:table-cell>
          <table:table-cell table:number-matrix-columns-spanned="1" table:number-matrix-rows-spanned="5" table:formula="of:==MMULT([.$D$18:.$H$22];[.AE35:.AE39])" office:value-type="float" office:value="2369.46263053968" calcext:value-type="float">
            <text:p>2369,46263053968</text:p>
          </table:table-cell>
          <table:table-cell table:number-matrix-columns-spanned="1" table:number-matrix-rows-spanned="5" table:formula="of:==MMULT([.$D$18:.$H$22];[.AF35:.AF39])" office:value-type="float" office:value="2625.66430016204" calcext:value-type="float">
            <text:p>2625,66430016204</text:p>
          </table:table-cell>
          <table:table-cell table:number-matrix-columns-spanned="1" table:number-matrix-rows-spanned="5" table:formula="of:==MMULT([.$D$18:.$H$22];[.AG35:.AG39])" office:value-type="float" office:value="2909.56810799095" calcext:value-type="float">
            <text:p>2909,56810799095</text:p>
          </table:table-cell>
          <table:table-cell table:number-matrix-columns-spanned="1" table:number-matrix-rows-spanned="5" table:formula="of:==MMULT([.$D$18:.$H$22];[.AH35:.AH39])" office:value-type="float" office:value="3224.16943009632" calcext:value-type="float">
            <text:p>3224,16943009632</text:p>
          </table:table-cell>
        </table:table-row>
        <table:table-row table:style-name="ro2">
          <table:table-cell/>
          <table:table-cell office:value-type="string" calcext:value-type="string">
            <text:p>Jóvenes 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0.48" calcext:value-type="float">
            <text:p>40,48</text:p>
          </table:table-cell>
          <table:table-cell office:value-type="float" office:value="78.5312" calcext:value-type="float">
            <text:p>78,5312</text:p>
          </table:table-cell>
          <table:table-cell office:value-type="float" office:value="63.9584" calcext:value-type="float">
            <text:p>63,9584</text:p>
          </table:table-cell>
          <table:table-cell office:value-type="float" office:value="84.6032" calcext:value-type="float">
            <text:p>84,6032</text:p>
          </table:table-cell>
          <table:table-cell office:value-type="float" office:value="88.42192128" calcext:value-type="float">
            <text:p>88,42192128</text:p>
          </table:table-cell>
          <table:table-cell office:value-type="float" office:value="98.8882098688" calcext:value-type="float">
            <text:p>98,8882098688</text:p>
          </table:table-cell>
          <table:table-cell office:value-type="float" office:value="110.152035547136" calcext:value-type="float">
            <text:p>110,152035547136</text:p>
          </table:table-cell>
          <table:table-cell office:value-type="float" office:value="121.140631163904" calcext:value-type="float">
            <text:p>121,140631163904</text:p>
          </table:table-cell>
          <table:table-cell office:value-type="float" office:value="135.109587928719" calcext:value-type="float">
            <text:p>135,109587928719</text:p>
          </table:table-cell>
          <table:table-cell office:value-type="float" office:value="149.085099700739" calcext:value-type="float">
            <text:p>149,085099700739</text:p>
          </table:table-cell>
          <table:table-cell office:value-type="float" office:value="165.579252691381" calcext:value-type="float">
            <text:p>165,579252691381</text:p>
          </table:table-cell>
          <table:table-cell office:value-type="float" office:value="183.297662810262" calcext:value-type="float">
            <text:p>183,297662810262</text:p>
          </table:table-cell>
          <table:table-cell office:value-type="float" office:value="203.190298103392" calcext:value-type="float">
            <text:p>203,190298103392</text:p>
          </table:table-cell>
          <table:table-cell office:value-type="float" office:value="225.145225349213" calcext:value-type="float">
            <text:p>225,145225349213</text:p>
          </table:table-cell>
          <table:table-cell office:value-type="float" office:value="249.479834431475" calcext:value-type="float">
            <text:p>249,479834431475</text:p>
          </table:table-cell>
          <table:table-cell office:value-type="float" office:value="276.471121537556" calcext:value-type="float">
            <text:p>276,471121537556</text:p>
          </table:table-cell>
          <table:table-cell office:value-type="float" office:value="306.351014182049" calcext:value-type="float">
            <text:p>306,351014182049</text:p>
          </table:table-cell>
          <table:table-cell office:value-type="float" office:value="339.485320935396" calcext:value-type="float">
            <text:p>339,485320935396</text:p>
          </table:table-cell>
          <table:table-cell office:value-type="float" office:value="376.18700083487" calcext:value-type="float">
            <text:p>376,18700083487</text:p>
          </table:table-cell>
          <table:table-cell office:value-type="float" office:value="416.865581756466" calcext:value-type="float">
            <text:p>416,865581756466</text:p>
          </table:table-cell>
          <table:table-cell office:value-type="float" office:value="461.938713039346" calcext:value-type="float">
            <text:p>461,938713039346</text:p>
          </table:table-cell>
          <table:table-cell office:value-type="float" office:value="511.886699788385" calcext:value-type="float">
            <text:p>511,886699788385</text:p>
          </table:table-cell>
          <table:table-cell office:value-type="float" office:value="567.235377365962" calcext:value-type="float">
            <text:p>567,235377365962</text:p>
          </table:table-cell>
          <table:table-cell office:value-type="float" office:value="628.568279797257" calcext:value-type="float">
            <text:p>628,568279797257</text:p>
          </table:table-cell>
          <table:table-cell office:value-type="float" office:value="696.533368691773" calcext:value-type="float">
            <text:p>696,533368691773</text:p>
          </table:table-cell>
          <table:table-cell office:value-type="float" office:value="771.84691364166" calcext:value-type="float">
            <text:p>771,84691364166</text:p>
          </table:table-cell>
          <table:table-cell office:value-type="float" office:value="855.304082635898" calcext:value-type="float">
            <text:p>855,304082635898</text:p>
          </table:table-cell>
          <table:table-cell office:value-type="float" office:value="947.785052215873" calcext:value-type="float">
            <text:p>947,785052215873</text:p>
          </table:table-cell>
          <table:table-cell office:value-type="float" office:value="1050.26572006482" calcext:value-type="float">
            <text:p>1050,26572006482</text:p>
          </table:table-cell>
          <table:table-cell office:value-type="float" office:value="1163.82724319638" calcext:value-type="float">
            <text:p>1163,82724319638</text:p>
          </table:table-cell>
        </table:table-row>
        <table:table-row table:style-name="ro2">
          <table:table-cell/>
          <table:table-cell office:value-type="string" calcext:value-type="string">
            <text:p>Jóvenes 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.48" calcext:value-type="float">
            <text:p>40,48</text:p>
          </table:table-cell>
          <table:table-cell office:value-type="float" office:value="17.8112" calcext:value-type="float">
            <text:p>17,8112</text:p>
          </table:table-cell>
          <table:table-cell office:value-type="float" office:value="34.553728" calcext:value-type="float">
            <text:p>34,553728</text:p>
          </table:table-cell>
          <table:table-cell office:value-type="float" office:value="28.141696" calcext:value-type="float">
            <text:p>28,141696</text:p>
          </table:table-cell>
          <table:table-cell office:value-type="float" office:value="37.225408" calcext:value-type="float">
            <text:p>37,225408</text:p>
          </table:table-cell>
          <table:table-cell office:value-type="float" office:value="38.9056453632" calcext:value-type="float">
            <text:p>38,9056453632</text:p>
          </table:table-cell>
          <table:table-cell office:value-type="float" office:value="43.510812342272" calcext:value-type="float">
            <text:p>43,510812342272</text:p>
          </table:table-cell>
          <table:table-cell office:value-type="float" office:value="48.4668956407398" calcext:value-type="float">
            <text:p>48,4668956407398</text:p>
          </table:table-cell>
          <table:table-cell office:value-type="float" office:value="53.3018777121178" calcext:value-type="float">
            <text:p>53,3018777121178</text:p>
          </table:table-cell>
          <table:table-cell office:value-type="float" office:value="59.4482186886365" calcext:value-type="float">
            <text:p>59,4482186886365</text:p>
          </table:table-cell>
          <table:table-cell office:value-type="float" office:value="65.5974438683253" calcext:value-type="float">
            <text:p>65,5974438683253</text:p>
          </table:table-cell>
          <table:table-cell office:value-type="float" office:value="72.8548711842078" calcext:value-type="float">
            <text:p>72,8548711842078</text:p>
          </table:table-cell>
          <table:table-cell office:value-type="float" office:value="80.6509716365154" calcext:value-type="float">
            <text:p>80,6509716365154</text:p>
          </table:table-cell>
          <table:table-cell office:value-type="float" office:value="89.4037311654924" calcext:value-type="float">
            <text:p>89,4037311654924</text:p>
          </table:table-cell>
          <table:table-cell office:value-type="float" office:value="99.0638991536536" calcext:value-type="float">
            <text:p>99,0638991536536</text:p>
          </table:table-cell>
          <table:table-cell office:value-type="float" office:value="109.771127149849" calcext:value-type="float">
            <text:p>109,771127149849</text:p>
          </table:table-cell>
          <table:table-cell office:value-type="float" office:value="121.647293476525" calcext:value-type="float">
            <text:p>121,647293476525</text:p>
          </table:table-cell>
          <table:table-cell office:value-type="float" office:value="134.794446240102" calcext:value-type="float">
            <text:p>134,794446240102</text:p>
          </table:table-cell>
          <table:table-cell office:value-type="float" office:value="149.373541211574" calcext:value-type="float">
            <text:p>149,373541211574</text:p>
          </table:table-cell>
          <table:table-cell office:value-type="float" office:value="165.522280367343" calcext:value-type="float">
            <text:p>165,522280367343</text:p>
          </table:table-cell>
          <table:table-cell office:value-type="float" office:value="183.420855972845" calcext:value-type="float">
            <text:p>183,420855972845</text:p>
          </table:table-cell>
          <table:table-cell office:value-type="float" office:value="203.253033737312" calcext:value-type="float">
            <text:p>203,253033737312</text:p>
          </table:table-cell>
          <table:table-cell office:value-type="float" office:value="225.230147906889" calcext:value-type="float">
            <text:p>225,230147906889</text:p>
          </table:table-cell>
          <table:table-cell office:value-type="float" office:value="249.583566041023" calcext:value-type="float">
            <text:p>249,583566041023</text:p>
          </table:table-cell>
          <table:table-cell office:value-type="float" office:value="276.570043110793" calcext:value-type="float">
            <text:p>276,570043110793</text:p>
          </table:table-cell>
          <table:table-cell office:value-type="float" office:value="306.47468222438" calcext:value-type="float">
            <text:p>306,47468222438</text:p>
          </table:table-cell>
          <table:table-cell office:value-type="float" office:value="339.61264200233" calcext:value-type="float">
            <text:p>339,61264200233</text:p>
          </table:table-cell>
          <table:table-cell office:value-type="float" office:value="376.333796359795" calcext:value-type="float">
            <text:p>376,333796359795</text:p>
          </table:table-cell>
          <table:table-cell office:value-type="float" office:value="417.025422974984" calcext:value-type="float">
            <text:p>417,025422974984</text:p>
          </table:table-cell>
          <table:table-cell office:value-type="float" office:value="462.116916828519" calcext:value-type="float">
            <text:p>462,116916828519</text:p>
          </table:table-cell>
        </table:table-row>
        <table:table-row table:style-name="ro2">
          <table:table-cell/>
          <table:table-cell office:value-type="string" calcext:value-type="string">
            <text:p>Adultos 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8112" calcext:value-type="float">
            <text:p>17,8112</text:p>
          </table:table-cell>
          <table:table-cell office:value-type="float" office:value="7.836928" calcext:value-type="float">
            <text:p>7,836928</text:p>
          </table:table-cell>
          <table:table-cell office:value-type="float" office:value="15.20364032" calcext:value-type="float">
            <text:p>15,20364032</text:p>
          </table:table-cell>
          <table:table-cell office:value-type="float" office:value="12.38234624" calcext:value-type="float">
            <text:p>12,38234624</text:p>
          </table:table-cell>
          <table:table-cell office:value-type="float" office:value="16.37917952" calcext:value-type="float">
            <text:p>16,37917952</text:p>
          </table:table-cell>
          <table:table-cell office:value-type="float" office:value="17.118483959808" calcext:value-type="float">
            <text:p>17,118483959808</text:p>
          </table:table-cell>
          <table:table-cell office:value-type="float" office:value="19.1447574305997" calcext:value-type="float">
            <text:p>19,1447574305997</text:p>
          </table:table-cell>
          <table:table-cell office:value-type="float" office:value="21.3254340819255" calcext:value-type="float">
            <text:p>21,3254340819255</text:p>
          </table:table-cell>
          <table:table-cell office:value-type="float" office:value="23.4528261933318" calcext:value-type="float">
            <text:p>23,4528261933318</text:p>
          </table:table-cell>
          <table:table-cell office:value-type="float" office:value="26.1572162230001" calcext:value-type="float">
            <text:p>26,1572162230001</text:p>
          </table:table-cell>
          <table:table-cell office:value-type="float" office:value="28.8628753020631" calcext:value-type="float">
            <text:p>28,8628753020631</text:p>
          </table:table-cell>
          <table:table-cell office:value-type="float" office:value="32.0561433210514" calcext:value-type="float">
            <text:p>32,0561433210514</text:p>
          </table:table-cell>
          <table:table-cell office:value-type="float" office:value="35.4864275200668" calcext:value-type="float">
            <text:p>35,4864275200668</text:p>
          </table:table-cell>
          <table:table-cell office:value-type="float" office:value="39.3376417128166" calcext:value-type="float">
            <text:p>39,3376417128166</text:p>
          </table:table-cell>
          <table:table-cell office:value-type="float" office:value="43.5881156276076" calcext:value-type="float">
            <text:p>43,5881156276076</text:p>
          </table:table-cell>
          <table:table-cell office:value-type="float" office:value="48.2992959459336" calcext:value-type="float">
            <text:p>48,2992959459336</text:p>
          </table:table-cell>
          <table:table-cell office:value-type="float" office:value="53.5248091296709" calcext:value-type="float">
            <text:p>53,5248091296709</text:p>
          </table:table-cell>
          <table:table-cell office:value-type="float" office:value="59.3095563456447" calcext:value-type="float">
            <text:p>59,3095563456447</text:p>
          </table:table-cell>
          <table:table-cell office:value-type="float" office:value="65.7243581330926" calcext:value-type="float">
            <text:p>65,7243581330926</text:p>
          </table:table-cell>
          <table:table-cell office:value-type="float" office:value="72.8298033616308" calcext:value-type="float">
            <text:p>72,8298033616308</text:p>
          </table:table-cell>
          <table:table-cell office:value-type="float" office:value="80.7051766280518" calcext:value-type="float">
            <text:p>80,7051766280518</text:p>
          </table:table-cell>
          <table:table-cell office:value-type="float" office:value="89.4313348444174" calcext:value-type="float">
            <text:p>89,4313348444174</text:p>
          </table:table-cell>
          <table:table-cell office:value-type="float" office:value="99.1012650790313" calcext:value-type="float">
            <text:p>99,1012650790313</text:p>
          </table:table-cell>
          <table:table-cell office:value-type="float" office:value="109.81676905805" calcext:value-type="float">
            <text:p>109,81676905805</text:p>
          </table:table-cell>
          <table:table-cell office:value-type="float" office:value="121.690818968749" calcext:value-type="float">
            <text:p>121,690818968749</text:p>
          </table:table-cell>
          <table:table-cell office:value-type="float" office:value="134.848860178727" calcext:value-type="float">
            <text:p>134,848860178727</text:p>
          </table:table-cell>
          <table:table-cell office:value-type="float" office:value="149.429562481025" calcext:value-type="float">
            <text:p>149,429562481025</text:p>
          </table:table-cell>
          <table:table-cell office:value-type="float" office:value="165.58687039831" calcext:value-type="float">
            <text:p>165,58687039831</text:p>
          </table:table-cell>
          <table:table-cell office:value-type="float" office:value="183.491186108993" calcext:value-type="float">
            <text:p>183,491186108993</text:p>
          </table:table-cell>
        </table:table-row>
        <table:table-row table:style-name="ro2">
          <table:table-cell/>
          <table:table-cell office:value-type="string" calcext:value-type="string">
            <text:p>Adultos 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36" calcext:value-type="float">
            <text:p>19,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836928" calcext:value-type="float">
            <text:p>7,836928</text:p>
          </table:table-cell>
          <table:table-cell office:value-type="float" office:value="3.44824832" calcext:value-type="float">
            <text:p>3,44824832</text:p>
          </table:table-cell>
          <table:table-cell office:value-type="float" office:value="6.6896017408" calcext:value-type="float">
            <text:p>6,6896017408</text:p>
          </table:table-cell>
          <table:table-cell office:value-type="float" office:value="5.4482323456" calcext:value-type="float">
            <text:p>5,4482323456</text:p>
          </table:table-cell>
          <table:table-cell office:value-type="float" office:value="7.2068389888" calcext:value-type="float">
            <text:p>7,2068389888</text:p>
          </table:table-cell>
          <table:table-cell office:value-type="float" office:value="7.53213294231552" calcext:value-type="float">
            <text:p>7,53213294231552</text:p>
          </table:table-cell>
          <table:table-cell office:value-type="float" office:value="8.42369326946386" calcext:value-type="float">
            <text:p>8,42369326946386</text:p>
          </table:table-cell>
          <table:table-cell office:value-type="float" office:value="9.38319099604723" calcext:value-type="float">
            <text:p>9,38319099604723</text:p>
          </table:table-cell>
          <table:table-cell office:value-type="float" office:value="10.319243525066" calcext:value-type="float">
            <text:p>10,319243525066</text:p>
          </table:table-cell>
          <table:table-cell office:value-type="float" office:value="11.50917513812" calcext:value-type="float">
            <text:p>11,50917513812</text:p>
          </table:table-cell>
          <table:table-cell office:value-type="float" office:value="12.6996651329078" calcext:value-type="float">
            <text:p>12,6996651329078</text:p>
          </table:table-cell>
          <table:table-cell office:value-type="float" office:value="14.1047030612626" calcext:value-type="float">
            <text:p>14,1047030612626</text:p>
          </table:table-cell>
          <table:table-cell office:value-type="float" office:value="15.6140281088294" calcext:value-type="float">
            <text:p>15,6140281088294</text:p>
          </table:table-cell>
          <table:table-cell office:value-type="float" office:value="17.3085623536393" calcext:value-type="float">
            <text:p>17,3085623536393</text:p>
          </table:table-cell>
          <table:table-cell office:value-type="float" office:value="19.1787708761473" calcext:value-type="float">
            <text:p>19,1787708761473</text:p>
          </table:table-cell>
          <table:table-cell office:value-type="float" office:value="21.2516902162108" calcext:value-type="float">
            <text:p>21,2516902162108</text:p>
          </table:table-cell>
          <table:table-cell office:value-type="float" office:value="23.5509160170552" calcext:value-type="float">
            <text:p>23,5509160170552</text:p>
          </table:table-cell>
          <table:table-cell office:value-type="float" office:value="26.0962047920837" calcext:value-type="float">
            <text:p>26,0962047920837</text:p>
          </table:table-cell>
          <table:table-cell office:value-type="float" office:value="28.9187175785607" calcext:value-type="float">
            <text:p>28,9187175785607</text:p>
          </table:table-cell>
          <table:table-cell office:value-type="float" office:value="32.0451134791176" calcext:value-type="float">
            <text:p>32,0451134791176</text:p>
          </table:table-cell>
          <table:table-cell office:value-type="float" office:value="35.5102777163428" calcext:value-type="float">
            <text:p>35,5102777163428</text:p>
          </table:table-cell>
          <table:table-cell office:value-type="float" office:value="39.3497873315437" calcext:value-type="float">
            <text:p>39,3497873315437</text:p>
          </table:table-cell>
          <table:table-cell office:value-type="float" office:value="43.6045566347738" calcext:value-type="float">
            <text:p>43,6045566347738</text:p>
          </table:table-cell>
          <table:table-cell office:value-type="float" office:value="48.3193783855421" calcext:value-type="float">
            <text:p>48,3193783855421</text:p>
          </table:table-cell>
          <table:table-cell office:value-type="float" office:value="53.5439603462496" calcext:value-type="float">
            <text:p>53,5439603462496</text:p>
          </table:table-cell>
          <table:table-cell office:value-type="float" office:value="59.3334984786399" calcext:value-type="float">
            <text:p>59,3334984786399</text:p>
          </table:table-cell>
          <table:table-cell office:value-type="float" office:value="65.7490074916512" calcext:value-type="float">
            <text:p>65,7490074916512</text:p>
          </table:table-cell>
          <table:table-cell office:value-type="float" office:value="72.8582229752563" calcext:value-type="float">
            <text:p>72,8582229752563</text:p>
          </table:table-cell>
        </table:table-row>
        <table:table-row table:style-name="ro2">
          <table:table-cell/>
          <table:table-cell office:value-type="string" calcext:value-type="string">
            <text:p>Totales</text:p>
          </table:table-cell>
          <table:table-cell table:formula="of:=SUM([.C35:.C39])" office:value-type="float" office:value="100" calcext:value-type="float">
            <text:p>100</text:p>
          </table:table-cell>
          <table:table-cell table:formula="of:=SUM([.D35:.D39])" office:value-type="float" office:value="274" calcext:value-type="float">
            <text:p>274</text:p>
          </table:table-cell>
          <table:table-cell table:formula="of:=SUM([.E35:.E39])" office:value-type="float" office:value="212.56" calcext:value-type="float">
            <text:p>212,56</text:p>
          </table:table-cell>
          <table:table-cell table:formula="of:=SUM([.F35:.F39])" office:value-type="float" office:value="277.288" calcext:value-type="float">
            <text:p>277,288</text:p>
          </table:table-cell>
          <table:table-cell table:formula="of:=SUM([.G35:.G39])" office:value-type="float" office:value="274.0496" calcext:value-type="float">
            <text:p>274,0496</text:p>
          </table:table-cell>
          <table:table-cell table:formula="of:=SUM([.H35:.H39])" office:value-type="float" office:value="325.693984" calcext:value-type="float">
            <text:p>325,693984</text:p>
          </table:table-cell>
          <table:table-cell table:formula="of:=SUM([.I35:.I39])" office:value-type="float" office:value="352.45158784" calcext:value-type="float">
            <text:p>352,45158784</text:p>
          </table:table-cell>
          <table:table-cell table:formula="of:=SUM([.J35:.J39])" office:value-type="float" office:value="391.9398019328" calcext:value-type="float">
            <text:p>391,9398019328</text:p>
          </table:table-cell>
          <table:table-cell table:formula="of:=SUM([.K35:.K39])" office:value-type="float" office:value="435.00135596544" calcext:value-type="float">
            <text:p>435,00135596544</text:p>
          </table:table-cell>
          <table:table-cell table:formula="of:=SUM([.L35:.L39])" office:value-type="float" office:value="480.839748747776" calcext:value-type="float">
            <text:p>480,839748747776</text:p>
          </table:table-cell>
          <table:table-cell table:formula="of:=SUM([.M35:.M39])" office:value-type="float" office:value="534.058386999357" calcext:value-type="float">
            <text:p>534,058386999357</text:p>
          </table:table-cell>
          <table:table-cell table:formula="of:=SUM([.N35:.N39])" office:value-type="float" office:value="590.873342244075" calcext:value-type="float">
            <text:p>590,873342244075</text:p>
          </table:table-cell>
          <table:table-cell table:formula="of:=SUM([.O35:.O39])" office:value-type="float" office:value="655.317467307208" calcext:value-type="float">
            <text:p>655,317467307208</text:p>
          </table:table-cell>
          <table:table-cell table:formula="of:=SUM([.P35:.P39])" office:value-type="float" office:value="725.897313333428" calcext:value-type="float">
            <text:p>725,897313333428</text:p>
          </table:table-cell>
          <table:table-cell table:formula="of:=SUM([.Q35:.Q39])" office:value-type="float" office:value="804.500329693133" calcext:value-type="float">
            <text:p>804,500329693133</text:p>
          </table:table-cell>
          <table:table-cell table:formula="of:=SUM([.R35:.R39])" office:value-type="float" office:value="891.460141566899" calcext:value-type="float">
            <text:p>891,460141566899</text:p>
          </table:table-cell>
          <table:table-cell table:formula="of:=SUM([.S35:.S39])" office:value-type="float" office:value="987.839673174723" calcext:value-type="float">
            <text:p>987,839673174723</text:p>
          </table:table-cell>
          <table:table-cell table:formula="of:=SUM([.T35:.T39])" office:value-type="float" office:value="1094.67320725067" calcext:value-type="float">
            <text:p>1094,67320725067</text:p>
          </table:table-cell>
          <table:table-cell table:formula="of:=SUM([.U35:.U39])" office:value-type="float" office:value="1213.01646212378" calcext:value-type="float">
            <text:p>1213,01646212378</text:p>
          </table:table-cell>
          <table:table-cell table:formula="of:=SUM([.V35:.V39])" office:value-type="float" office:value="1344.18967681914" calcext:value-type="float">
            <text:p>1344,18967681914</text:p>
          </table:table-cell>
          <table:table-cell table:formula="of:=SUM([.W35:.W39])" office:value-type="float" office:value="1489.52376860855" calcext:value-type="float">
            <text:p>1489,52376860855</text:p>
          </table:table-cell>
          <table:table-cell table:formula="of:=SUM([.X35:.X39])" office:value-type="float" office:value="1650.58496880031" calcext:value-type="float">
            <text:p>1650,58496880031</text:p>
          </table:table-cell>
          <table:table-cell table:formula="of:=SUM([.Y35:.Y39])" office:value-type="float" office:value="1829.05520764735" calcext:value-type="float">
            <text:p>1829,05520764735</text:p>
          </table:table-cell>
          <table:table-cell table:formula="of:=SUM([.Z35:.Z39])" office:value-type="float" office:value="2026.82483942334" calcext:value-type="float">
            <text:p>2026,82483942334</text:p>
          </table:table-cell>
          <table:table-cell table:formula="of:=SUM([.AA35:.AA39])" office:value-type="float" office:value="2245.97846704777" calcext:value-type="float">
            <text:p>2245,97846704777</text:p>
          </table:table-cell>
          <table:table-cell table:formula="of:=SUM([.AB35:.AB39])" office:value-type="float" office:value="2488.82783732675" calcext:value-type="float">
            <text:p>2488,82783732675</text:p>
          </table:table-cell>
          <table:table-cell table:formula="of:=SUM([.AC35:.AC39])" office:value-type="float" office:value="2757.93631997829" calcext:value-type="float">
            <text:p>2757,93631997829</text:p>
          </table:table-cell>
          <table:table-cell table:formula="of:=SUM([.AD35:.AD39])" office:value-type="float" office:value="3056.14202159954" calcext:value-type="float">
            <text:p>3056,14202159954</text:p>
          </table:table-cell>
          <table:table-cell table:formula="of:=SUM([.AE35:.AE39])" office:value-type="float" office:value="3386.59199981008" calcext:value-type="float">
            <text:p>3386,59199981008</text:p>
          </table:table-cell>
          <table:table-cell table:formula="of:=SUM([.AF35:.AF39])" office:value-type="float" office:value="3752.77217570289" calcext:value-type="float">
            <text:p>3752,77217570289</text:p>
          </table:table-cell>
          <table:table-cell table:formula="of:=SUM([.AG35:.AG39])" office:value-type="float" office:value="4158.54620969737" calcext:value-type="float">
            <text:p>4158,54620969737</text:p>
          </table:table-cell>
          <table:table-cell table:formula="of:=SUM([.AH35:.AH39])" office:value-type="float" office:value="4608.19512892071" calcext:value-type="float">
            <text:p>4608,19512892071</text:p>
          </table:table-cell>
          <table:table-cell table:formula="of:=SUM([.AI35:.AI39])" office:value-type="float" office:value="5106.46299920547" calcext:value-type="float">
            <text:p>5106,46299920547</text:p>
          </table:table-cell>
        </table:table-row>
        <table:table-row table:style-name="ro2">
          <table:table-cell/>
          <table:table-cell office:value-type="string" calcext:value-type="string">
            <text:p>Tasa</text:p>
          </table:table-cell>
          <table:table-cell/>
          <table:table-cell table:formula="of:=[.D40]/[.C40]" office:value-type="float" office:value="2.74" calcext:value-type="float">
            <text:p>2,74</text:p>
          </table:table-cell>
          <table:table-cell table:formula="of:=[.E40]/[.D40]" office:value-type="float" office:value="0.775766423357664" calcext:value-type="float">
            <text:p>0,775766423357664</text:p>
          </table:table-cell>
          <table:table-cell table:formula="of:=[.F40]/[.E40]" office:value-type="float" office:value="1.30451637184795" calcext:value-type="float">
            <text:p>1,30451637184795</text:p>
          </table:table-cell>
          <table:table-cell table:formula="of:=[.G40]/[.F40]" office:value-type="float" office:value="0.988321167883212" calcext:value-type="float">
            <text:p>0,988321167883212</text:p>
          </table:table-cell>
          <table:table-cell table:formula="of:=[.H40]/[.G40]" office:value-type="float" office:value="1.18844903988183" calcext:value-type="float">
            <text:p>1,18844903988183</text:p>
          </table:table-cell>
          <table:table-cell table:formula="of:=[.I40]/[.H40]" office:value-type="float" office:value="1.08215565885307" calcext:value-type="float">
            <text:p>1,08215565885307</text:p>
          </table:table-cell>
          <table:table-cell table:formula="of:=[.J40]/[.I40]" office:value-type="float" office:value="1.11203868972418" calcext:value-type="float">
            <text:p>1,11203868972418</text:p>
          </table:table-cell>
          <table:table-cell table:formula="of:=[.K40]/[.J40]" office:value-type="float" office:value="1.10986777515396" calcext:value-type="float">
            <text:p>1,10986777515396</text:p>
          </table:table-cell>
          <table:table-cell table:formula="of:=[.L40]/[.K40]" office:value-type="float" office:value="1.10537528711974" calcext:value-type="float">
            <text:p>1,10537528711974</text:p>
          </table:table-cell>
          <table:table-cell table:formula="of:=[.M40]/[.L40]" office:value-type="float" office:value="1.11067853352427" calcext:value-type="float">
            <text:p>1,11067853352427</text:p>
          </table:table-cell>
          <table:table-cell table:formula="of:=[.N40]/[.M40]" office:value-type="float" office:value="1.1063834154238" calcext:value-type="float">
            <text:p>1,1063834154238</text:p>
          </table:table-cell>
          <table:table-cell table:formula="of:=[.O40]/[.N40]" office:value-type="float" office:value="1.10906588680813" calcext:value-type="float">
            <text:p>1,10906588680813</text:p>
          </table:table-cell>
          <table:table-cell table:formula="of:=[.P40]/[.O40]" office:value-type="float" office:value="1.10770328817305" calcext:value-type="float">
            <text:p>1,10770328817305</text:p>
          </table:table-cell>
          <table:table-cell table:formula="of:=[.Q40]/[.P40]" office:value-type="float" office:value="1.10828393343784" calcext:value-type="float">
            <text:p>1,10828393343784</text:p>
          </table:table-cell>
          <table:table-cell table:formula="of:=[.R40]/[.Q40]" office:value-type="float" office:value="1.10809170445826" calcext:value-type="float">
            <text:p>1,10809170445826</text:p>
          </table:table-cell>
          <table:table-cell table:formula="of:=[.S40]/[.R40]" office:value-type="float" office:value="1.10811423541429" calcext:value-type="float">
            <text:p>1,10811423541429</text:p>
          </table:table-cell>
          <table:table-cell table:formula="of:=[.T40]/[.S40]" office:value-type="float" office:value="1.1081486570919" calcext:value-type="float">
            <text:p>1,1081486570919</text:p>
          </table:table-cell>
          <table:table-cell table:formula="of:=[.U40]/[.T40]" office:value-type="float" office:value="1.10810829578111" calcext:value-type="float">
            <text:p>1,10810829578111</text:p>
          </table:table-cell>
          <table:table-cell table:formula="of:=[.V40]/[.U40]" office:value-type="float" office:value="1.10813803339957" calcext:value-type="float">
            <text:p>1,10813803339957</text:p>
          </table:table-cell>
          <table:table-cell table:formula="of:=[.W40]/[.V40]" office:value-type="float" office:value="1.10812022610777" calcext:value-type="float">
            <text:p>1,10812022610777</text:p>
          </table:table-cell>
          <table:table-cell table:formula="of:=[.X40]/[.W40]" office:value-type="float" office:value="1.10812932534955" calcext:value-type="float">
            <text:p>1,10812932534955</text:p>
          </table:table-cell>
          <table:table-cell table:formula="of:=[.Y40]/[.X40]" office:value-type="float" office:value="1.10812544777792" calcext:value-type="float">
            <text:p>1,10812544777792</text:p>
          </table:table-cell>
          <table:table-cell table:formula="of:=[.Z40]/[.Y40]" office:value-type="float" office:value="1.10812666066563" calcext:value-type="float">
            <text:p>1,10812666066563</text:p>
          </table:table-cell>
          <table:table-cell table:formula="of:=[.AA40]/[.Z40]" office:value-type="float" office:value="1.10812657480889" calcext:value-type="float">
            <text:p>1,10812657480889</text:p>
          </table:table-cell>
          <table:table-cell table:formula="of:=[.AB40]/[.AA40]" office:value-type="float" office:value="1.10812631280397" calcext:value-type="float">
            <text:p>1,10812631280397</text:p>
          </table:table-cell>
          <table:table-cell table:formula="of:=[.AC40]/[.AB40]" office:value-type="float" office:value="1.10812659622957" calcext:value-type="float">
            <text:p>1,10812659622957</text:p>
          </table:table-cell>
          <table:table-cell table:formula="of:=[.AD40]/[.AC40]" office:value-type="float" office:value="1.10812639126621" calcext:value-type="float">
            <text:p>1,10812639126621</text:p>
          </table:table-cell>
          <table:table-cell table:formula="of:=[.AE40]/[.AD40]" office:value-type="float" office:value="1.1081265124052" calcext:value-type="float">
            <text:p>1,1081265124052</text:p>
          </table:table-cell>
          <table:table-cell table:formula="of:=[.AF40]/[.AE40]" office:value-type="float" office:value="1.10812645158122" calcext:value-type="float">
            <text:p>1,10812645158122</text:p>
          </table:table-cell>
          <table:table-cell table:formula="of:=[.AG40]/[.AF40]" office:value-type="float" office:value="1.1081264769073" calcext:value-type="float">
            <text:p>1,1081264769073</text:p>
          </table:table-cell>
          <table:table-cell table:formula="of:=[.AH40]/[.AG40]" office:value-type="float" office:value="1.10812646933556" calcext:value-type="float">
            <text:p>1,10812646933556</text:p>
          </table:table-cell>
          <table:table-cell table:formula="of:=[.AI40]/[.AH40]" office:value-type="float" office:value="1.10812646954936" calcext:value-type="float">
            <text:p>1,10812646954936</text:p>
          </table:table-cell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Vemos que la tasa de crecimiento se va estabilizando en torno a</text:p>
          </table:table-cell>
          <table:table-cell table:number-columns-repeated="4"/>
          <table:table-cell table:formula="of:=[.AI41]" office:value-type="float" office:value="1.10812646954936" calcext:value-type="float">
            <text:p>1,10812646954936</text:p>
          </table:table-cell>
          <table:table-cell office:value-type="string" calcext:value-type="string">
            <text:p>individuos por año.</text:p>
          </table:table-cell>
          <table:table-cell table:number-columns-repeated="27"/>
        </table:table-row>
        <table:table-row table:style-name="ro2">
          <table:table-cell/>
          <table:table-cell office:value-type="string" calcext:value-type="string">
            <text:p>Los 5000 individuos se alcanzan en el año 33.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Vemos que los primeros 100 individuos del ecosistema mueren al cuarto año.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3:10:13.237770482</meta:creation-date>
    <dc:date>2023-05-24T13:03:02.126844237</dc:date>
    <meta:editing-duration>PT11M31S</meta:editing-duration>
    <meta:editing-cycles>3</meta:editing-cycles>
    <meta:generator>LibreOffice/7.3.7.2$Linux_X86_64 LibreOffice_project/30$Build-2</meta:generator>
    <meta:document-statistic meta:table-count="1" meta:cell-count="333" meta:object-count="0"/>
  </office:meta>
</office:document-meta>
</file>